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39a3" officeooo:paragraph-rsid="000939a3"/>
    </style:style>
    <style:style style:name="P2" style:family="paragraph" style:parent-style-name="Standard">
      <style:text-properties officeooo:rsid="000b1c49" officeooo:paragraph-rsid="000b1c49"/>
    </style:style>
    <style:style style:name="P3" style:family="paragraph" style:parent-style-name="Standard">
      <style:text-properties officeooo:rsid="000ba2c2" officeooo:paragraph-rsid="000ba2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5</text:p>
      <text:p text:style-name="P1"/>
      <text:p text:style-name="P2">Ejercicio 5.1: Utilizando una variable que contenga el valor entero 365 y otra que guarde el número del día actual del año en curso, realice la misma operación del ejemplo anterior usando cada una de las diversas formas de cálculo comentadas hasta el momento, es decir, utilizando expr, $(( ... )) y $[ ... ].</text:p>
      <text:p text:style-name="P2"/>
      <text:p text:style-name="P3">albamo@ei140055:~$ diastotal=365</text:p>
      <text:p text:style-name="P3">albamo@ei140055:~$ diaactual=$(date +%j)</text:p>
      <text:p text:style-name="P3">albamo@ei140055:~$ echo "faltan $(( (diastotal - diaactual)/7 ))"</text:p>
      <text:p text:style-name="P3">faltan 8</text:p>
      <text:p text:style-name="P3"/>
      <text:p text:style-name="P3">albamo@ei140055:~$ echo "faltan $[ (diastotal - diaactual)/7 ]"</text:p>
      <text:p text:style-name="P3">faltan 8</text:p>
      <text:p text:style-name="P3"/>
      <text:p text:style-name="P3">albamo@ei140055:~$ dias=`expr $diastotal-$diaactual`</text:p>
      <text:p text:style-name="P3">albamo@ei140055:~$ echo "faltan `expr $dias/7`"</text:p>
      <text:p text:style-name="P3">faltan 365-307/7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1:38:08.203803874</meta:creation-date>
    <dc:date>2015-11-03T13:08:04.774043531</dc:date>
    <meta:editing-duration>PT1H28M30S</meta:editing-duration>
    <meta:editing-cycles>2</meta:editing-cycles>
    <meta:generator>LibreOffice/4.2.3.3$Linux_x86 LibreOffice_project/420m0$Build-3</meta:generator>
    <meta:document-statistic meta:table-count="0" meta:image-count="0" meta:object-count="0" meta:page-count="1" meta:paragraph-count="11" meta:word-count="92" meta:character-count="661" meta:non-whitespace-character-count="569"/>
  </office:meta>
</office:document-meta>
</file>